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275cm" fo:min-width="17.15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69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688cm" fo:min-width="3.3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45cm" fo:min-width="3.39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84cm" fo:min-width="0.07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44cm" fo:min-width="3.69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8cm" fo:min-width="0.72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8cm" fo:min-width="0.7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8.132cm" fo:min-width="1.53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93cm" fo:min-width="17.15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036cm" fo:min-width="13.4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655cm" fo:min-width="3.69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909cm" fo:min-width="13.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751cm" fo:min-width="0.0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9.525cm" svg:x="1.635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2.794cm" svg:x="8.366cm" svg:y="22.463cm">
          <text:p text:style-name="P2">Filter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1" draw:layer="layout" svg:width="5.842cm" svg:height="3.937cm" svg:x="1.889cm" svg:y="21.955cm">
          <text:p>API ID</text:p>
          <text:p>User ID</text:p>
          <text:p>API Key</text:p>
          <text:p>User Email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1" draw:layer="layout" svg:width="5.842cm" svg:height="4.699cm" svg:x="1.889cm" svg:y="16.24cm">
          <text:p>URL</text:p>
          <text:p>Timestamp</text:p>
          <text:p>Latency</text:p>
          <text:p>IP</text:p>
          <text:p>Country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191cm" svg:height="2.794cm" svg:x="8.366cm" svg:y="17.383cm">
          <text:p text:style-name="P2">Fields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1" draw:layer="layout" svg:width="1.143cm" svg:height="1.524cm" svg:x="9.763cm" svg:y="20.5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4.191cm" svg:height="2.794cm" svg:x="8.493cm" svg:y="12.811cm">
          <text:p text:style-name="P2">Elastic</text:p>
          <text:p text:style-name="P2">Query</text:p>
          <text:p text:style-name="P2">Response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draw:layer="layout" svg:width="4.191cm" svg:height="2.794cm" svg:x="14.716cm" svg:y="14.843cm">
          <text:p text:style-name="P2">Elastic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" draw:layer="layout" svg:width="1.397cm" svg:height="1.016cm" svg:x="13.002cm" svg:y="14.5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397cm" svg:height="1.016cm" svg:x="13.002cm" svg:y="1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032cm" svg:height="8.382cm" svg:x="1.635cm" svg:y="3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7.653cm" svg:height="1.143cm" svg:x="1.635cm" svg:y="1.889cm">
          <text:p text:style-name="P2">Naviga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3.97cm" svg:height="2.286cm" svg:x="4.429cm" svg:y="3.921cm">
          <text:p text:style-name="P2">Lin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191cm" svg:height="1.905cm" svg:x="4.429cm" svg:y="6.461cm">
          <text:p text:style-name="P2">Ba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445cm" svg:height="1.905cm" svg:x="9.128cm" svg:y="6.461cm">
          <text:p text:style-name="P2">Area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445cm" svg:height="1.905cm" svg:x="13.954cm" svg:y="6.461cm">
          <text:p text:style-name="P2">Ma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3.97cm" svg:height="2.159cm" svg:x="4.429cm" svg:y="8.62cm">
          <text:p text:style-name="P2">Table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491cm" svg:height="0.962cm" draw:transform="rotate (1.59069308026763) translate (2.07cm 8.239cm)">
          <draw:text-box>
            <text:p>Navigation</text:p>
          </draw:text-box>
        </draw:frame>
        <draw:custom-shape draw:style-name="gr16" draw:text-style-name="P1" draw:layer="layout" svg:width="1.143cm" svg:height="1.143cm" svg:x="9.89cm" svg:y="11.54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2b2b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29T14:11:02.429892267</dc:date>
    <dc:creator>Brylie Oxley</dc:creator>
    <meta:editing-duration>PT41M18S</meta:editing-duration>
    <meta:editing-cycles>12</meta:editing-cycles>
    <meta:generator>LibreOffice/4.4.2.2$Linux_X86_64 LibreOffice_project/40m0$Build-2</meta:generator>
    <meta:document-statistic meta:object-count="19"/>
  </office:meta>
</office:document-meta>
</file>